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A000000B006648F1BCE9FCA72.png" manifest:media-type="image/png"/>
  <manifest:file-entry manifest:full-path="Pictures/100000000000027B000000C3A355E088E688B5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5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0.3846in" svg:y="2.1354in" svg:width="6.5598in" svg:height="2.0311in" draw:z-index="0"><draw:image xlink:href="Pictures/100000000000027B000000C3A355E088E688B5FD.png" xlink:type="simple" xlink:show="embed" xlink:actuate="onLoad" draw:mime-type="image/png"/></draw:frame><draw:frame draw:style-name="fr1" draw:name="Image1" text:anchor-type="char" svg:width="6.6043in" svg:height="1.8335in" draw:z-index="1"><draw:image xlink:href="Pictures/100000000000027A000000B006648F1BCE9FC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08:40:50.376924399</meta:creation-date>
    <meta:generator>LibreOffice/7.2.1.2$Linux_X86_64 LibreOffice_project/87b77fad49947c1441b67c559c339af8f3517e22</meta:generator>
    <dc:date>2021-11-14T22:41:25.796938693</dc:date>
    <meta:editing-duration>PT2M43S</meta:editing-duration>
    <meta:editing-cycles>2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